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F0000036C49FE1BE6A0602CB8.png" manifest:media-type="image/png"/>
  <manifest:file-entry manifest:full-path="Pictures/10000001000004BF0000036C03408B1217F5AF67.png" manifest:media-type="image/png"/>
  <manifest:file-entry manifest:full-path="Pictures/10000001000004BF0000036C574E407F7E2E93EA.png" manifest:media-type="image/png"/>
  <manifest:file-entry manifest:full-path="Pictures/10000001000004BF0000036C76F8C47785D86CED.png" manifest:media-type="image/png"/>
  <manifest:file-entry manifest:full-path="Pictures/10000001000004BF0000036C24CDE1B8174963A0.png" manifest:media-type="image/png"/>
  <manifest:file-entry manifest:full-path="Pictures/10000001000004BF0000036C8D907FEDD1CD062D.png" manifest:media-type="image/png"/>
  <manifest:file-entry manifest:full-path="Pictures/10000001000004BF0000036CB9F4DC76921CEE38.png" manifest:media-type="image/png"/>
  <manifest:file-entry manifest:full-path="Pictures/10000001000004BF0000036C8EF14124DB46C0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512cm" svg:y="0.132cm" svg:width="8.802cm" svg:height="6.1cm" draw:z-index="0"><draw:image xlink:href="Pictures/10000001000004BF0000036C8EF14124DB46C008.png" xlink:type="simple" xlink:show="embed" xlink:actuate="onLoad" draw:mime-type="image/png"/></draw:frame><draw:frame draw:style-name="fr1" draw:name="Figura2" text:anchor-type="char" svg:x="9.825cm" svg:y="0.185cm" svg:width="8.802cm" svg:height="6.1cm" draw:z-index="1"><draw:image xlink:href="Pictures/10000001000004BF0000036CB9F4DC76921CEE38.png" xlink:type="simple" xlink:show="embed" xlink:actuate="onLoad" draw:mime-type="image/png"/></draw:frame><draw:frame draw:style-name="fr1" draw:name="Figura3" text:anchor-type="char" svg:x="0.459cm" svg:y="6.668cm" svg:width="8.802cm" svg:height="6.1cm" draw:z-index="2"><draw:image xlink:href="Pictures/10000001000004BF0000036C8D907FEDD1CD062D.png" xlink:type="simple" xlink:show="embed" xlink:actuate="onLoad" draw:mime-type="image/png"/></draw:frame><draw:frame draw:style-name="fr1" draw:name="Figura4" text:anchor-type="char" svg:x="9.851cm" svg:y="6.694cm" svg:width="8.802cm" svg:height="6.1cm" draw:z-index="3"><draw:image xlink:href="Pictures/10000001000004BF0000036C76F8C47785D86CED.png" xlink:type="simple" xlink:show="embed" xlink:actuate="onLoad" draw:mime-type="image/png"/></draw:frame><draw:frame draw:style-name="fr1" draw:name="Figura5" text:anchor-type="char" svg:x="0.432cm" svg:y="13.203cm" svg:width="8.802cm" svg:height="6.1cm" draw:z-index="4"><draw:image xlink:href="Pictures/10000001000004BF0000036C49FE1BE6A0602CB8.png" xlink:type="simple" xlink:show="embed" xlink:actuate="onLoad" draw:mime-type="image/png"/></draw:frame><draw:frame draw:style-name="fr1" draw:name="Figura6" text:anchor-type="char" svg:x="9.825cm" svg:y="13.282cm" svg:width="8.802cm" svg:height="6.1cm" draw:z-index="5"><draw:image xlink:href="Pictures/10000001000004BF0000036C574E407F7E2E93EA.png" xlink:type="simple" xlink:show="embed" xlink:actuate="onLoad" draw:mime-type="image/png"/></draw:frame><draw:frame draw:style-name="fr1" draw:name="Figura7" text:anchor-type="char" svg:x="19.085cm" svg:y="0.132cm" svg:width="8.802cm" svg:height="6.1cm" draw:z-index="6"><draw:image xlink:href="Pictures/10000001000004BF0000036C03408B1217F5AF67.png" xlink:type="simple" xlink:show="embed" xlink:actuate="onLoad" draw:mime-type="image/png"/></draw:frame><draw:frame draw:style-name="fr1" draw:name="Figura8" text:anchor-type="char" svg:x="19.032cm" svg:y="6.747cm" svg:width="8.802cm" svg:height="6.1cm" draw:z-index="7"><draw:image xlink:href="Pictures/10000001000004BF0000036C24CDE1B8174963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3:59:26.272184322</meta:creation-date>
    <dc:date>2023-11-20T14:28:14.496705299</dc:date>
    <meta:editing-duration>PT18M37S</meta:editing-duration>
    <meta:editing-cycles>2</meta:editing-cycles>
    <meta:generator>LibreOffice/7.3.7.2$Linux_X86_64 LibreOffice_project/30$Build-2</meta:generator>
    <meta:print-date>2023-11-20T14:16:21.641128208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